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0.702cm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7cm" svg:x="3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5cm" svg:y1="5.4cm" svg:x2="12.3cm" svg:y2="6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CA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8T10:47:57.229519124</meta:creation-date>
    <dc:date>2019-10-18T10:49:35.306649639</dc:date>
    <meta:editing-duration>PT1M38S</meta:editing-duration>
    <meta:editing-cycles>1</meta:editing-cycles>
    <meta:document-statistic meta:object-count="2"/>
    <meta:generator>LibreOffice/6.3.2.2$Linux_X86_64 LibreOffice_project/30$Build-2</meta:generator>
  </office:meta>
</office:document-meta>
</file>